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18529*"/>
    </style:style>
    <style:style style:name="Таблица5.B" style:family="table-column">
      <style:table-column-properties style:column-width="2.588cm" style:rel-column-width="9975*"/>
    </style:style>
    <style:style style:name="Таблица5.C" style:family="table-column">
      <style:table-column-properties style:column-width="9.606cm" style:rel-column-width="3703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2.609cm"/>
    </style:style>
    <style:style style:name="Таблица6.B" style:family="table-column">
      <style:table-column-properties style:column-width="2.494cm"/>
    </style:style>
    <style:style style:name="Таблица6.C" style:family="table-column">
      <style:table-column-properties style:column-width="11.9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2.609cm"/>
    </style:style>
    <style:style style:name="Таблица7.B" style:family="table-column">
      <style:table-column-properties style:column-width="2.494cm"/>
    </style:style>
    <style:style style:name="Таблица7.C" style:family="table-column">
      <style:table-column-properties style:column-width="11.90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2.609cm"/>
    </style:style>
    <style:style style:name="Таблица8.B" style:family="table-column">
      <style:table-column-properties style:column-width="2.494cm"/>
    </style:style>
    <style:style style:name="Таблица8.C" style:family="table-column">
      <style:table-column-properties style:column-width="11.90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2.609cm"/>
    </style:style>
    <style:style style:name="Таблица9.B" style:family="table-column">
      <style:table-column-properties style:column-width="2.494cm"/>
    </style:style>
    <style:style style:name="Таблица9.C" style:family="table-column">
      <style:table-column-properties style:column-width="11.90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09cm" fo:margin-left="0cm" table:align="left"/>
    </style:style>
    <style:style style:name="Таблица13.A" style:family="table-column">
      <style:table-column-properties style:column-width="4.403cm"/>
    </style:style>
    <style:style style:name="Таблица13.B" style:family="table-column">
      <style:table-column-properties style:column-width="2.099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 style:master-page-name="">
      <style:table-properties style:width="17.009cm" fo:margin-left="0cm" style:page-number="auto" table:align="left"/>
    </style:style>
    <style:style style:name="Таблица14.A" style:family="table-column">
      <style:table-column-properties style:column-width="4.403cm"/>
    </style:style>
    <style:style style:name="Таблица14.B" style:family="table-column">
      <style:table-column-properties style:column-width="4.101cm"/>
    </style:style>
    <style:style style:name="Таблица14.C" style:family="table-column">
      <style:table-column-properties style:column-width="8.5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1aacf2" officeooo:paragraph-rsid="001aacf2"/>
    </style:style>
    <style:style style:name="P3" style:family="paragraph" style:parent-style-name="Text_20_body">
      <style:text-properties officeooo:rsid="001d2c31" officeooo:paragraph-rsid="001d2c31"/>
    </style:style>
    <style:style style:name="P4" style:family="paragraph" style:parent-style-name="Text_20_body">
      <style:text-properties officeooo:rsid="001dc456" officeooo:paragraph-rsid="001dc456"/>
    </style:style>
    <style:style style:name="P5" style:family="paragraph" style:parent-style-name="Text_20_body">
      <style:text-properties officeooo:rsid="0023cb4a" officeooo:paragraph-rsid="0023cb4a"/>
    </style:style>
    <style:style style:name="P6" style:family="paragraph" style:parent-style-name="Text_20_body">
      <style:text-properties officeooo:paragraph-rsid="000e023b"/>
    </style:style>
    <style:style style:name="P7" style:family="paragraph" style:parent-style-name="Text_20_body">
      <style:text-properties officeooo:paragraph-rsid="001dc456"/>
    </style:style>
    <style:style style:name="P8" style:family="paragraph" style:parent-style-name="Text_20_body">
      <style:text-properties officeooo:rsid="0053e060" officeooo:paragraph-rsid="0053e060"/>
    </style:style>
    <style:style style:name="P9" style:family="paragraph" style:parent-style-name="Text_20_body">
      <style:text-properties officeooo:rsid="00564272" officeooo:paragraph-rsid="00564272"/>
    </style:style>
    <style:style style:name="P10" style:family="paragraph" style:parent-style-name="Text_20_body">
      <style:text-properties officeooo:rsid="00573c42" officeooo:paragraph-rsid="00573c42"/>
    </style:style>
    <style:style style:name="P11" style:family="paragraph" style:parent-style-name="Text_20_body">
      <style:text-properties officeooo:rsid="001993c4" officeooo:paragraph-rsid="001993c4"/>
    </style:style>
    <style:style style:name="P12" style:family="paragraph" style:parent-style-name="Text_20_body">
      <style:text-properties officeooo:rsid="00179d77" officeooo:paragraph-rsid="00179d77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f6934" officeooo:paragraph-rsid="0013561f"/>
    </style:style>
    <style:style style:name="P17" style:family="paragraph" style:parent-style-name="Table_20_Contents">
      <style:text-properties style:font-name="DejaVu Sans1" fo:font-size="9pt" style:font-size-asian="9pt" style:font-size-complex="9pt"/>
    </style:style>
    <style:style style:name="P18" style:family="paragraph" style:parent-style-name="Table_20_Contents">
      <style:text-properties style:font-name="DejaVu Sans1" fo:font-size="9pt" officeooo:rsid="002e648b" officeooo:paragraph-rsid="002e648b" style:font-size-asian="9pt" style:font-size-complex="9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1" fo:font-size="9pt" officeooo:rsid="002e648b" officeooo:paragraph-rsid="002e648b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9pt" officeooo:rsid="002bd372" officeooo:paragraph-rsid="002bd372" style:font-size-asian="9pt" style:font-size-complex="9pt"/>
    </style:style>
    <style:style style:name="P21" style:family="paragraph" style:parent-style-name="Table_20_Contents">
      <style:text-properties style:font-name="DejaVu Sans1" fo:font-size="9pt" officeooo:rsid="002bd372" officeooo:paragraph-rsid="002bd37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9pt" officeooo:rsid="002d5f0b" officeooo:paragraph-rsid="002d5f0b" style:font-size-asian="9pt" style:font-size-complex="9pt"/>
    </style:style>
    <style:style style:name="P23" style:family="paragraph" style:parent-style-name="Table_20_Contents">
      <style:text-properties style:font-name="DejaVu Sans1" fo:font-size="9pt" officeooo:rsid="002d5f0b" officeooo:paragraph-rsid="002d5f0b" style:font-size-asian="9pt" style:font-size-complex="9pt"/>
    </style:style>
    <style:style style:name="P24" style:family="paragraph" style:parent-style-name="Table_20_Contents">
      <style:paragraph-properties fo:text-align="justify" style:justify-single-word="false"/>
      <style:text-properties style:font-name="DejaVu Sans1" fo:font-size="9pt" officeooo:rsid="002face3" officeooo:paragraph-rsid="002face3" style:font-size-asian="9pt" style:font-size-complex="9pt"/>
    </style:style>
    <style:style style:name="P25" style:family="paragraph" style:parent-style-name="Table_20_Contents">
      <style:paragraph-properties fo:text-align="justify" style:justify-single-word="false"/>
      <style:text-properties style:font-name="DejaVu Sans1" fo:font-size="9pt" officeooo:rsid="0033d6b6" officeooo:paragraph-rsid="0033d6b6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style:font-name="DejaVu Sans1" fo:font-size="9pt" officeooo:rsid="003685ff" officeooo:paragraph-rsid="003685ff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ejaVu Sans1" fo:font-size="9pt" officeooo:rsid="00234c7c" officeooo:paragraph-rsid="00234c7c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2" style:family="paragraph" style:parent-style-name="Table_20_Contents">
      <style:text-properties officeooo:rsid="00498578" officeooo:paragraph-rsid="00498578"/>
    </style:style>
    <style:style style:name="P33" style:family="paragraph" style:parent-style-name="Table_20_Contents">
      <style:text-properties officeooo:rsid="004b0fb4" officeooo:paragraph-rsid="004b0fb4"/>
    </style:style>
    <style:style style:name="P34" style:family="paragraph" style:parent-style-name="Table_20_Contents">
      <style:text-properties officeooo:rsid="004ca396" officeooo:paragraph-rsid="004ca396"/>
    </style:style>
    <style:style style:name="P35" style:family="paragraph" style:parent-style-name="Table_20_Contents">
      <style:text-properties officeooo:rsid="004e1675" officeooo:paragraph-rsid="004e1675"/>
    </style:style>
    <style:style style:name="P36" style:family="paragraph" style:parent-style-name="Table_20_Contents">
      <style:text-properties officeooo:rsid="00501c47" officeooo:paragraph-rsid="00501c47"/>
    </style:style>
    <style:style style:name="P37" style:family="paragraph" style:parent-style-name="Table_20_Contents">
      <style:text-properties officeooo:rsid="00506476" officeooo:paragraph-rsid="00506476"/>
    </style:style>
    <style:style style:name="P38" style:family="paragraph" style:parent-style-name="Table_20_Contents">
      <style:text-properties officeooo:rsid="00524ab4" officeooo:paragraph-rsid="00524ab4"/>
    </style:style>
    <style:style style:name="P39" style:family="paragraph" style:parent-style-name="Table_20_Contents">
      <style:text-properties officeooo:rsid="005271b7" officeooo:paragraph-rsid="005271b7"/>
    </style:style>
    <style:style style:name="P40" style:family="paragraph" style:parent-style-name="Table_20_Contents">
      <style:text-properties officeooo:rsid="0053e060" officeooo:paragraph-rsid="0053e060"/>
    </style:style>
    <style:style style:name="P41" style:family="paragraph" style:parent-style-name="Table_20_Contents">
      <style:text-properties officeooo:rsid="0054534c" officeooo:paragraph-rsid="0054534c"/>
    </style:style>
    <style:style style:name="P42" style:family="paragraph" style:parent-style-name="Table_20_Contents">
      <style:text-properties officeooo:rsid="00573c42" officeooo:paragraph-rsid="00573c42"/>
    </style:style>
    <style:style style:name="P43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44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45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46" style:family="paragraph" style:parent-style-name="Table_20_Contents">
      <style:text-properties officeooo:rsid="005bed25" officeooo:paragraph-rsid="005bed25"/>
    </style:style>
    <style:style style:name="P47" style:family="paragraph" style:parent-style-name="Table_20_Contents">
      <style:text-properties officeooo:rsid="005c42fd" officeooo:paragraph-rsid="005c42fd"/>
    </style:style>
    <style:style style:name="P48" style:family="paragraph" style:parent-style-name="Table_20_Contents">
      <style:text-properties officeooo:rsid="005d3b38" officeooo:paragraph-rsid="005d3b38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52" style:family="paragraph" style:parent-style-name="Heading_20_1">
      <style:text-properties officeooo:rsid="002bd372" officeooo:paragraph-rsid="002bd372"/>
    </style:style>
    <style:style style:name="P53" style:family="paragraph" style:parent-style-name="Heading_20_1">
      <style:text-properties officeooo:rsid="0053e060" officeooo:paragraph-rsid="0053e060"/>
    </style:style>
    <style:style style:name="P54" style:family="paragraph" style:parent-style-name="Heading_20_1">
      <style:text-properties officeooo:rsid="0019b2f9" officeooo:paragraph-rsid="00573c42"/>
    </style:style>
    <style:style style:name="P55" style:family="paragraph" style:parent-style-name="Heading_20_1">
      <style:text-properties officeooo:rsid="0019b2f9" officeooo:paragraph-rsid="0019b2f9"/>
    </style:style>
    <style:style style:name="P56" style:family="paragraph" style:parent-style-name="Heading_20_10">
      <style:text-properties officeooo:rsid="0053e060" officeooo:paragraph-rsid="0053e060"/>
    </style:style>
    <style:style style:name="P57" style:family="paragraph" style:parent-style-name="Heading_20_10">
      <style:text-properties officeooo:rsid="000cc1ab" officeooo:paragraph-rsid="000cc1ab"/>
    </style:style>
    <style:style style:name="P58" style:family="paragraph" style:parent-style-name="Heading_20_10">
      <style:text-properties officeooo:paragraph-rsid="000cc1ab"/>
    </style:style>
    <style:style style:name="P59" style:family="paragraph" style:parent-style-name="Table_20_Contents">
      <style:text-properties officeooo:rsid="0061c4a8" officeooo:paragraph-rsid="0061c4a8"/>
    </style:style>
    <style:style style:name="P60" style:family="paragraph" style:parent-style-name="Table_20_Contents">
      <style:text-properties style:font-name="DejaVu Sans1" fo:font-size="9pt" style:font-size-asian="9pt" style:font-size-complex="9pt"/>
    </style:style>
    <style:style style:name="P61" style:family="paragraph" style:parent-style-name="Table_20_Contents">
      <style:text-properties style:font-name="DejaVu Sans1" fo:font-size="9pt" officeooo:rsid="0062606c" officeooo:paragraph-rsid="0062606c" style:font-size-asian="9pt" style:font-size-complex="9pt"/>
    </style:style>
    <style:style style:name="P62" style:family="paragraph" style:parent-style-name="Table_20_Contents">
      <style:text-properties officeooo:rsid="0062606c" officeooo:paragraph-rsid="0062606c"/>
    </style:style>
    <style:style style:name="P63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64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DejaVu Sans1" fo:font-size="9pt" style:font-size-asian="9pt" style:font-size-complex="9pt"/>
    </style:style>
    <style:style style:name="P65" style:family="paragraph" style:parent-style-name="Text_20_body">
      <style:text-properties officeooo:rsid="000cc1ab" officeooo:paragraph-rsid="0015ac66"/>
    </style:style>
    <style:style style:name="P66" style:family="paragraph" style:parent-style-name="Text_20_body" style:list-style-name="L1">
      <style:paragraph-properties fo:margin-top="0cm" fo:margin-bottom="0cm" loext:contextual-spacing="false"/>
      <style:text-properties officeooo:paragraph-rsid="0013561f"/>
    </style:style>
    <style:style style:name="P67" style:family="paragraph" style:parent-style-name="Text_20_body" style:list-style-name="L1">
      <style:paragraph-properties fo:margin-top="0cm" fo:margin-bottom="0cm" loext:contextual-spacing="false"/>
      <style:text-properties officeooo:paragraph-rsid="0015ac66"/>
    </style:style>
    <style:style style:name="P68" style:family="paragraph" style:parent-style-name="Text_20_body" style:list-style-name="L1">
      <style:paragraph-properties fo:margin-top="0cm" fo:margin-bottom="0cm" loext:contextual-spacing="false"/>
      <style:text-properties officeooo:rsid="000fad97" officeooo:paragraph-rsid="0015ac66"/>
    </style:style>
    <style:style style:name="P69" style:family="paragraph" style:parent-style-name="Text_20_body" style:list-style-name="L1">
      <style:paragraph-properties fo:margin-top="0cm" fo:margin-bottom="0cm" loext:contextual-spacing="false"/>
      <style:text-properties officeooo:rsid="000fad97" officeooo:paragraph-rsid="0016ddbd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style:font-name="Arundina Sans" fo:font-size="10pt" officeooo:rsid="0015ac66" officeooo:paragraph-rsid="0016ddbd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style:font-name="Arundina Sans" fo:font-size="10pt" officeooo:rsid="0010b1cc" officeooo:paragraph-rsid="0016ddbd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officeooo:rsid="0016ddbd" officeooo:paragraph-rsid="0016ddbd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officeooo:rsid="0010b1cc" officeooo:paragraph-rsid="0016ddbd"/>
    </style:style>
    <style:style style:name="P74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0f6934" officeooo:paragraph-rsid="0013561f"/>
    </style:style>
    <style:style style:name="P7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0fad97" officeooo:paragraph-rsid="0015ac66"/>
    </style:style>
    <style:style style:name="P76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10b1cc" officeooo:paragraph-rsid="0016ddbd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Arundina Sans" fo:font-size="10pt" officeooo:rsid="0016ddbd" officeooo:paragraph-rsid="0015ac66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officeooo:rsid="000f6934"/>
    </style:style>
    <style:style style:name="T4" style:family="text">
      <style:text-properties style:font-name="Arundina Sans"/>
    </style:style>
    <style:style style:name="T5" style:family="text">
      <style:text-properties style:font-name="Arundina Sans" fo:font-size="10pt"/>
    </style:style>
    <style:style style:name="T6" style:family="text">
      <style:text-properties style:font-name="Arundina Sans" fo:font-size="10pt" officeooo:rsid="0013561f"/>
    </style:style>
    <style:style style:name="T7" style:family="text">
      <style:text-properties style:font-name="Arundina Sans" fo:font-size="10pt" officeooo:rsid="00154c3a"/>
    </style:style>
    <style:style style:name="T8" style:family="text">
      <style:text-properties style:font-name="Arundina Sans" fo:font-size="10pt" officeooo:rsid="0015ac66"/>
    </style:style>
    <style:style style:name="T9" style:family="text">
      <style:text-properties style:font-name="Arundina Sans" fo:font-size="10pt" officeooo:rsid="0027fdfd"/>
    </style:style>
    <style:style style:name="T10" style:family="text">
      <style:text-properties style:font-name="Arundina Sans" fo:font-size="10pt" officeooo:rsid="0029647c"/>
    </style:style>
    <style:style style:name="T11" style:family="text">
      <style:text-properties style:font-name="Arundina Sans" fo:font-size="10pt" officeooo:rsid="0061c4a8"/>
    </style:style>
    <style:style style:name="T12" style:family="text">
      <style:text-properties style:font-name="Arundina Sans" officeooo:rsid="0015ac66"/>
    </style:style>
    <style:style style:name="T13" style:family="text">
      <style:text-properties officeooo:rsid="0015ac66"/>
    </style:style>
    <style:style style:name="T14" style:family="text">
      <style:text-properties officeooo:rsid="0019b8e6"/>
    </style:style>
    <style:style style:name="T15" style:family="text">
      <style:text-properties officeooo:rsid="001dc456"/>
    </style:style>
    <style:style style:name="T16" style:family="text">
      <style:text-properties officeooo:rsid="001e51bd"/>
    </style:style>
    <style:style style:name="T17" style:family="text">
      <style:text-properties officeooo:rsid="001f314f"/>
    </style:style>
    <style:style style:name="T18" style:family="text">
      <style:text-properties officeooo:rsid="0023cb4a"/>
    </style:style>
    <style:style style:name="T19" style:family="text">
      <style:text-properties officeooo:rsid="0027fdfd"/>
    </style:style>
    <style:style style:name="T20" style:family="text">
      <style:text-properties officeooo:rsid="0029647c"/>
    </style:style>
    <style:style style:name="T21" style:family="text">
      <style:text-properties officeooo:rsid="000c7d9a"/>
    </style:style>
    <style:style style:name="T22" style:family="text">
      <style:text-properties officeooo:rsid="002b404c"/>
    </style:style>
    <style:style style:name="T23" style:family="text">
      <style:text-properties officeooo:rsid="002face3"/>
    </style:style>
    <style:style style:name="T24" style:family="text">
      <style:text-properties officeooo:rsid="00309c1f"/>
    </style:style>
    <style:style style:name="T25" style:family="text">
      <style:text-properties officeooo:rsid="0034c6ed"/>
    </style:style>
    <style:style style:name="T26" style:family="text">
      <style:text-properties officeooo:rsid="003b200a"/>
    </style:style>
    <style:style style:name="T27" style:family="text">
      <style:text-properties officeooo:rsid="003c0898"/>
    </style:style>
    <style:style style:name="T28" style:family="text">
      <style:text-properties officeooo:rsid="003e12cc"/>
    </style:style>
    <style:style style:name="T29" style:family="text">
      <style:text-properties officeooo:rsid="00498578"/>
    </style:style>
    <style:style style:name="T30" style:family="text">
      <style:text-properties officeooo:rsid="004b0fb4"/>
    </style:style>
    <style:style style:name="T31" style:family="text">
      <style:text-properties officeooo:rsid="004cab20"/>
    </style:style>
    <style:style style:name="T32" style:family="text">
      <style:text-properties officeooo:rsid="004d2505"/>
    </style:style>
    <style:style style:name="T33" style:family="text">
      <style:text-properties officeooo:rsid="0053e060"/>
    </style:style>
    <style:style style:name="T34" style:family="text">
      <style:text-properties officeooo:rsid="0054534c"/>
    </style:style>
    <style:style style:name="T35" style:family="text">
      <style:text-properties officeooo:rsid="0059276f"/>
    </style:style>
    <style:style style:name="T36" style:family="text">
      <style:text-properties officeooo:rsid="005b3873"/>
    </style:style>
    <style:style style:name="T37" style:family="text">
      <style:text-properties officeooo:rsid="0020536d"/>
    </style:style>
    <style:style style:name="T38" style:family="text">
      <style:text-properties officeooo:rsid="005d3b38"/>
    </style:style>
    <style:style style:name="T39" style:family="text">
      <style:text-properties officeooo:rsid="0061c4a8"/>
    </style:style>
    <style:style style:name="T40" style:family="text">
      <style:text-properties fo:font-size="10pt" officeooo:rsid="0013561f"/>
    </style:style>
    <style:style style:name="T41" style:family="text">
      <style:text-properties fo:font-size="10pt" officeooo:rsid="00154c3a"/>
    </style:style>
    <style:style style:name="T42" style:family="text">
      <style:text-properties officeooo:rsid="0013561f"/>
    </style:style>
    <style:style style:name="T43" style:family="text">
      <style:text-properties officeooo:rsid="00154c3a"/>
    </style:style>
    <style:style style:name="T44" style:family="text">
      <style:text-properties officeooo:rsid="006260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Kernel</text:h>
      <text:h text:style-name="Heading_20_10" text:outline-level="10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87344793568">
          <table:table-cell table:style-name="Таблица3.A1" office:value-type="string">
            <text:p text:style-name="P20">Байты</text:p>
          </table:table-cell>
          <table:table-cell table:style-name="Таблица3.A1" office:value-type="string">
            <text:p text:style-name="P18">Название</text:p>
          </table:table-cell>
          <table:table-cell table:style-name="Таблица3.C1" office:value-type="string">
            <text:p text:style-name="P19">Описание</text:p>
          </table:table-cell>
        </table:table-row>
        <table:table-row table:style-name="TableLine94487345025040">
          <table:table-cell table:style-name="Таблица3.A2" office:value-type="string">
            <text:p text:style-name="P20">0</text:p>
          </table:table-cell>
          <table:table-cell table:style-name="Таблица3.A2" office:value-type="string">
            <text:p text:style-name="P21">SYSPA_ID</text:p>
          </table:table-cell>
          <table:table-cell table:style-name="Таблица3.C2" office:value-type="string">
            <text:p text:style-name="P19">Индивидуальный ID процесса</text:p>
          </table:table-cell>
        </table:table-row>
        <table:table-row table:style-name="TableLine94487345026848"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21">SYSPA_STATUS_0</text:p>
          </table:table-cell>
          <table:table-cell table:style-name="Таблица3.C2" office:value-type="string">
            <text:p text:style-name="P19">Статус процесса</text:p>
            <text:p text:style-name="P25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25">00 – запущен</text:p>
            <text:p text:style-name="P25">01 – ожидает критического ресурса</text:p>
            <text:p text:style-name="P25">10 – остановлен до выполнения другого процесса</text:p>
            <text:p text:style-name="P25">11 – зарезервировано</text:p>
            <text:p text:style-name="P25">Бит 5: процесс ожидаем (существует такой процесс, который не будет запущен, пока данный процесс не завершит выполнение)</text:p>
            <text:p text:style-name="P25">Биты 4-3: зарезервировано</text:p>
            <text:p text:style-name="P25">Биты 2-0: приоритет процесса <text:span text:style-name="T25">(000 – низший, 111 – высший)</text:span></text:p>
          </table:table-cell>
        </table:table-row>
        <table:table-row table:style-name="TableLine94487345027648">
          <table:table-cell table:style-name="Таблица3.A2" office:value-type="string">
            <text:p text:style-name="P20">2</text:p>
          </table:table-cell>
          <table:table-cell table:style-name="Таблица3.A2" office:value-type="string">
            <text:p text:style-name="P21">SYSPA_STATUS_1</text:p>
          </table:table-cell>
          <table:table-cell table:style-name="Таблица3.C2" office:value-type="string">
            <text:p text:style-name="P19">Расширенный статус</text:p>
          </table:table-cell>
        </table:table-row>
        <table:table-row table:style-name="TableLine94487345028576">
          <table:table-cell table:style-name="Таблица3.A2" office:value-type="string">
            <text:p text:style-name="P20">3</text:p>
          </table:table-cell>
          <table:table-cell table:style-name="Таблица3.A2" office:value-type="string">
            <text:p text:style-name="P21">SYSPA_TA_01</text:p>
          </table:table-cell>
          <table:table-cell table:style-name="Таблица3.C2" table:number-rows-spanned="8" office:value-type="string">
            <text:p text:style-name="P19">Таблица ассоциаций <text:span text:style-name="T23">памяти. Определяет конфигурацию виртуального адресного пространства процесса. </text:span><text:span text:style-name="T24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487345029616">
          <table:table-cell table:style-name="Таблица3.A2" office:value-type="string">
            <text:p text:style-name="P22">4</text:p>
          </table:table-cell>
          <table:table-cell table:style-name="Таблица3.A2" office:value-type="string">
            <text:p text:style-name="P21">SYSPA_TA_23</text:p>
          </table:table-cell>
          <table:covered-table-cell/>
        </table:table-row>
        <table:table-row table:style-name="TableLine94487345030656">
          <table:table-cell table:style-name="Таблица3.A2" office:value-type="string">
            <text:p text:style-name="P22">5</text:p>
          </table:table-cell>
          <table:table-cell table:style-name="Таблица3.A2" office:value-type="string">
            <text:p text:style-name="P21">SYSPA_TA_45</text:p>
          </table:table-cell>
          <table:covered-table-cell/>
        </table:table-row>
        <table:table-row table:style-name="TableLine94487345032096">
          <table:table-cell table:style-name="Таблица3.A2" office:value-type="string">
            <text:p text:style-name="P22">6</text:p>
          </table:table-cell>
          <table:table-cell table:style-name="Таблица3.A2" office:value-type="string">
            <text:p text:style-name="P21">SYSPA_TA_67</text:p>
          </table:table-cell>
          <table:covered-table-cell/>
        </table:table-row>
        <table:table-row table:style-name="TableLine94487345033600">
          <table:table-cell table:style-name="Таблица3.A2" office:value-type="string">
            <text:p text:style-name="P22">7</text:p>
          </table:table-cell>
          <table:table-cell table:style-name="Таблица3.A2" office:value-type="string">
            <text:p text:style-name="P21">SYSPA_TA_89</text:p>
          </table:table-cell>
          <table:covered-table-cell/>
        </table:table-row>
        <table:table-row table:style-name="TableLine94487345035024">
          <table:table-cell table:style-name="Таблица3.A2" office:value-type="string">
            <text:p text:style-name="P22">8</text:p>
          </table:table-cell>
          <table:table-cell table:style-name="Таблица3.A2" office:value-type="string">
            <text:p text:style-name="P21">SYSPA_TA_AB</text:p>
          </table:table-cell>
          <table:covered-table-cell/>
        </table:table-row>
        <table:table-row table:style-name="TableLine94487345036528">
          <table:table-cell table:style-name="Таблица3.A2" office:value-type="string">
            <text:p text:style-name="P22">9</text:p>
          </table:table-cell>
          <table:table-cell table:style-name="Таблица3.A2" office:value-type="string">
            <text:p text:style-name="P21">SYSPA_TA_CD</text:p>
          </table:table-cell>
          <table:covered-table-cell/>
        </table:table-row>
        <table:table-row table:style-name="TableLine94487345038032">
          <table:table-cell table:style-name="Таблица3.A2" office:value-type="string">
            <text:p text:style-name="P22">10</text:p>
          </table:table-cell>
          <table:table-cell table:style-name="Таблица3.A2" office:value-type="string">
            <text:p text:style-name="P21">SYSPA_TA_EF</text:p>
          </table:table-cell>
          <table:covered-table-cell/>
        </table:table-row>
        <table:table-row table:style-name="TableLine94487345039536">
          <table:table-cell table:style-name="Таблица3.A2" office:value-type="string">
            <text:p text:style-name="P22">11-12</text:p>
          </table:table-cell>
          <table:table-cell table:style-name="Таблица3.A2" office:value-type="string">
            <text:p text:style-name="P23">SYSPA_STACK_HL</text:p>
          </table:table-cell>
          <table:table-cell table:style-name="Таблица3.C2" office:value-type="string">
            <text:p text:style-name="P19">Сохраненное значение регистровой пары HL</text:p>
          </table:table-cell>
        </table:table-row>
        <table:table-row table:style-name="TableLine94487345040496">
          <table:table-cell table:style-name="Таблица3.A2" office:value-type="string">
            <text:p text:style-name="P22">13-14</text:p>
          </table:table-cell>
          <table:table-cell table:style-name="Таблица3.A2" office:value-type="string">
            <text:p text:style-name="P23">SYSPA_STACK_DE</text:p>
          </table:table-cell>
          <table:table-cell table:style-name="Таблица3.C2" office:value-type="string">
            <text:p text:style-name="P19">Сохраненное значение регистровой пары DE</text:p>
          </table:table-cell>
        </table:table-row>
        <table:table-row table:style-name="TableLine94487345041456">
          <table:table-cell table:style-name="Таблица3.A2" office:value-type="string">
            <text:p text:style-name="P22">15-16</text:p>
          </table:table-cell>
          <table:table-cell table:style-name="Таблица3.A2" office:value-type="string">
            <text:p text:style-name="P23">SYSPA_STACK_BC</text:p>
          </table:table-cell>
          <table:table-cell table:style-name="Таблица3.C2" office:value-type="string">
            <text:p text:style-name="P19">Сохраненное значение регистровой пары BC</text:p>
          </table:table-cell>
        </table:table-row>
        <table:table-row table:style-name="TableLine94487345042416">
          <table:table-cell table:style-name="Таблица3.A2" office:value-type="string">
            <text:p text:style-name="P22">17-18</text:p>
          </table:table-cell>
          <table:table-cell table:style-name="Таблица3.A2" office:value-type="string">
            <text:p text:style-name="P23">SYSPA_STACK_PSW</text:p>
          </table:table-cell>
          <table:table-cell table:style-name="Таблица3.C2" office:value-type="string">
            <text:p text:style-name="P19">Сохраненное значение регистра-аккумулятора A и регистра флагов F</text:p>
          </table:table-cell>
        </table:table-row>
        <table:table-row table:style-name="TableLine94487345043376">
          <table:table-cell table:style-name="Таблица3.A2" office:value-type="string">
            <text:p text:style-name="P22">19-20</text:p>
          </table:table-cell>
          <table:table-cell table:style-name="Таблица3.A2" office:value-type="string">
            <text:p text:style-name="P23">SYSPA_RETADDR</text:p>
          </table:table-cell>
          <table:table-cell table:style-name="Таблица3.C2" office:value-type="string">
            <text:p text:style-name="P24">Сохраненное значение адреса возврата</text:p>
          </table:table-cell>
        </table:table-row>
        <table:table-row table:style-name="TableLine94487345044336">
          <table:table-cell table:style-name="Таблица3.A2" office:value-type="string">
            <text:p text:style-name="P22">21-22</text:p>
          </table:table-cell>
          <table:table-cell table:style-name="Таблица3.A2" office:value-type="string">
            <text:p text:style-name="P23">SYSPA_SP_REG</text:p>
          </table:table-cell>
          <table:table-cell table:style-name="Таблица3.C2" office:value-type="string">
            <text:p text:style-name="P24">Сохраненное значение регистра SP</text:p>
          </table:table-cell>
        </table:table-row>
        <table:table-row table:style-name="TableLine94487345045296">
          <table:table-cell table:style-name="Таблица3.A2" office:value-type="string">
            <text:p text:style-name="P22">23</text:p>
          </table:table-cell>
          <table:table-cell table:style-name="Таблица3.A2" office:value-type="string">
            <text:p text:style-name="P23">SYSPA_RES_0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46256">
          <table:table-cell table:style-name="Таблица3.A2" office:value-type="string">
            <text:p text:style-name="P22">24</text:p>
          </table:table-cell>
          <table:table-cell table:style-name="Таблица3.A2" office:value-type="string">
            <text:p text:style-name="P23">SYSPA_RES_1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47216">
          <table:table-cell table:style-name="Таблица3.A2" office:value-type="string">
            <text:p text:style-name="P22">25</text:p>
          </table:table-cell>
          <table:table-cell table:style-name="Таблица3.A2" office:value-type="string">
            <text:p text:style-name="P23">SYSPA_RES_2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48176">
          <table:table-cell table:style-name="Таблица3.A2" office:value-type="string">
            <text:p text:style-name="P22">26</text:p>
          </table:table-cell>
          <table:table-cell table:style-name="Таблица3.A2" office:value-type="string">
            <text:p text:style-name="P23">SYSPA_RES_3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49136">
          <table:table-cell table:style-name="Таблица3.A2" office:value-type="string">
            <text:p text:style-name="P22">27</text:p>
          </table:table-cell>
          <table:table-cell table:style-name="Таблица3.A2" office:value-type="string">
            <text:p text:style-name="P23">SYSPA_RES_4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50096">
          <table:table-cell table:style-name="Таблица3.A2" office:value-type="string">
            <text:p text:style-name="P22">28</text:p>
          </table:table-cell>
          <table:table-cell table:style-name="Таблица3.A2" office:value-type="string">
            <text:p text:style-name="P23">SYSPA_RES_5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51056">
          <table:table-cell table:style-name="Таблица3.A2" office:value-type="string">
            <text:p text:style-name="P22">29</text:p>
          </table:table-cell>
          <table:table-cell table:style-name="Таблица3.A2" office:value-type="string">
            <text:p text:style-name="P23">SYSPA_RES_6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52016">
          <table:table-cell table:style-name="Таблица3.A2" office:value-type="string">
            <text:p text:style-name="P22">30</text:p>
          </table:table-cell>
          <table:table-cell table:style-name="Таблица3.A2" office:value-type="string">
            <text:p text:style-name="P23">SYSPA_RES_7</text:p>
          </table:table-cell>
          <table:table-cell table:style-name="Таблица3.C2" office:value-type="string">
            <text:p text:style-name="P26">Зарезервировано</text:p>
          </table:table-cell>
        </table:table-row>
        <table:table-row table:style-name="TableLine94487345052976">
          <table:table-cell table:style-name="Таблица3.A2" office:value-type="string">
            <text:p text:style-name="P22">31</text:p>
          </table:table-cell>
          <table:table-cell table:style-name="Таблица3.A2" office:value-type="string">
            <text:p text:style-name="P23">SYSPA_RES_8</text:p>
          </table:table-cell>
          <table:table-cell table:style-name="Таблица3.C2" office:value-type="string">
            <text:p text:style-name="P26">Зарезервировано</text:p>
          </table:table-cell>
        </table:table-row>
      </table:table>
      <text:p text:style-name="P14"/>
      <text:p text:style-name="P14"/>
      <text:p text:style-name="P14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487344940832">
          <table:table-cell table:style-name="Таблица4.A1" office:value-type="string">
            <text:p text:style-name="P43">Название переменной</text:p>
          </table:table-cell>
          <table:table-cell table:style-name="Таблица4.A1" office:value-type="string">
            <text:p text:style-name="P43">Тип</text:p>
          </table:table-cell>
          <table:table-cell table:style-name="Таблица4.C1" office:value-type="string">
            <text:p text:style-name="P43">Описание</text:p>
          </table:table-cell>
        </table:table-row>
        <table:table-row table:style-name="TableLine94487345086112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487345087920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9">Н</text:span><text:span text:style-name="T26">омер исполняемого сейчас процесса в очереди </text:span><text:span text:style-name="T27">структур атрибутов процессов QSAP (не совпадает с ID процесса!)</text:span></text:p>
          </table:table-cell>
        </table:table-row>
        <table:table-row table:style-name="TableLine94487345088720">
          <table:table-cell table:style-name="Таблица4.A2" office:value-type="string">
            <text:p text:style-name="Table_20_Contents">SYSCELL_<text:span text:style-name="T32">Q</text:span>SAP</text:p>
          </table:table-cell>
          <table:table-cell table:style-name="Таблица4.A2" office:value-type="string">
            <text:p text:style-name="P46">byte[]</text:p>
          </table:table-cell>
          <table:table-cell table:style-name="Таблица4.C2" office:value-type="string">
            <text:p text:style-name="Table_20_Contents"><text:span text:style-name="T29">У</text:span>казатель на начало очереди атрибутов процессов QSAP</text:p>
          </table:table-cell>
        </table:table-row>
        <table:table-row table:style-name="TableLine94487345089648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9">У</text:span>казатель на дескриптор выполняемого процесса</text:p>
          </table:table-cell>
        </table:table-row>
        <table:table-row table:style-name="TableLine94487345090688">
          <table:table-cell table:style-name="Таблица4.A2" office:value-type="string">
            <text:p text:style-name="P32">SYSCELL_RAM_MAP</text:p>
          </table:table-cell>
          <table:table-cell table:style-name="Таблица4.A2" office:value-type="string">
            <text:p text:style-name="P46">byte[16]</text:p>
          </table:table-cell>
          <table:table-cell table:style-name="Таблица4.C2" office:value-type="string">
            <text:p text:style-name="P32">Указатель на карту занятости секторов памяти</text:p>
          </table:table-cell>
        </table:table-row>
        <table:table-row table:style-name="TableLine94487345091872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36">word</text:p>
          </table:table-cell>
          <table:table-cell table:style-name="Таблица4.C2" office:value-type="string">
            <text:p text:style-name="P36">Ячейка для сохранения содержимого HL при вызове прерывания TRAP</text:p>
          </table:table-cell>
        </table:table-row>
        <table:table-row table:style-name="TableLine94487345092832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36">word</text:p>
          </table:table-cell>
          <table:table-cell table:style-name="Таблица4.C2" office:value-type="string">
            <text:p text:style-name="P36">Ячейка для сохранения содержимого DE при вызове прерывания TRAP</text:p>
          </table:table-cell>
        </table:table-row>
        <table:table-row table:style-name="TableLine94487345093792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36">word</text:p>
          </table:table-cell>
          <table:table-cell table:style-name="Таблица4.C2" office:value-type="string">
            <text:p text:style-name="P36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487345094672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37">byte</text:p>
          </table:table-cell>
          <table:table-cell table:style-name="Таблица4.C2" office:value-type="string">
            <text:p text:style-name="P37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487345095632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38">word</text:p>
          </table:table-cell>
          <table:table-cell table:style-name="Таблица4.C2" office:value-type="string">
            <text:p text:style-name="P38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487345096592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39">word</text:p>
          </table:table-cell>
          <table:table-cell table:style-name="Таблица4.C2" office:value-type="string">
            <text:p text:style-name="P39">Переменная для сохранения величины кванта времени для запускаемого процесса</text:p>
          </table:table-cell>
        </table:table-row>
        <table:table-row table:style-name="TableLine94487345097552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487345098512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13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487345068608">
          <table:table-cell table:style-name="Таблица5.A1" office:value-type="string">
            <text:p text:style-name="P44">Название константы</text:p>
          </table:table-cell>
          <table:table-cell table:style-name="Таблица5.A1" office:value-type="string">
            <text:p text:style-name="P44">Ограничение</text:p>
          </table:table-cell>
          <table:table-cell table:style-name="Таблица5.C1" office:value-type="string">
            <text:p text:style-name="P45">Описание</text:p>
          </table:table-cell>
        </table:table-row>
        <table:table-row table:style-name="TableLine94487345110720">
          <table:table-cell table:style-name="Таблица5.A2" office:value-type="string">
            <text:p text:style-name="P33">MAX_NUM_OF_PROCESSES</text:p>
          </table:table-cell>
          <table:table-cell table:style-name="Таблица5.A2" office:value-type="string">
            <text:p text:style-name="P33">&lt;255</text:p>
          </table:table-cell>
          <table:table-cell table:style-name="Таблица5.C2" office:value-type="string">
            <text:p text:style-name="P33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487345112864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34">&lt;255</text:p>
          </table:table-cell>
          <table:table-cell table:style-name="Таблица5.C2" office:value-type="string">
            <text:p text:style-name="P34">Длина одного дескриптора процесса (32 <text:span text:style-name="T31">байта</text:span>)</text:p>
          </table:table-cell>
        </table:table-row>
        <table:table-row table:style-name="TableLine94487345113664">
          <table:table-cell table:style-name="Таблица5.A2" office:value-type="string">
            <text:p text:style-name="P35">MAX_LEN_OF_QSAP</text:p>
          </table:table-cell>
          <table:table-cell table:style-name="Таблица5.A2" office:value-type="string">
            <text:p text:style-name="P35">&lt;65536</text:p>
          </table:table-cell>
          <table:table-cell table:style-name="Таблица5.C2" office:value-type="string">
            <text:p text:style-name="P35">Максимальная длина очереди QSAP (=<text:span text:style-name="T30">MAX_NUM_OF_PROCESSES*ONE_SAP_LEN</text:span>)</text:p>
          </table:table-cell>
        </table:table-row>
        <table:table-row table:style-name="TableLine94487345114592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34"/>
          </table:table-cell>
          <table:table-cell table:style-name="Таблица5.C2" office:value-type="string">
            <text:p text:style-name="P34"/>
          </table:table-cell>
        </table:table-row>
      </table:table>
      <text:p text:style-name="P15"/>
      <text:h text:style-name="P53" text:outline-level="1">Standart Arithmetic</text:h>
      <text:h text:style-name="P56" text:outline-level="10">MUL16</text:h>
      <text:p text:style-name="P8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487345116032">
          <table:table-cell table:style-name="Таблица6.A1" table:number-rows-spanned="2" office:value-type="string">
            <text:p text:style-name="P40">Ввод</text:p>
          </table:table-cell>
          <table:table-cell table:style-name="Таблица6.A1" office:value-type="string">
            <text:p text:style-name="P40">[SP+4]</text:p>
          </table:table-cell>
          <table:table-cell table:style-name="Таблица6.C1" office:value-type="string">
            <text:p text:style-name="Table_20_Contents">Множимое, <text:span text:style-name="T33">тип int</text:span></text:p>
          </table:table-cell>
        </table:table-row>
        <table:table-row table:style-name="TableLine94487345131040">
          <table:covered-table-cell/>
          <table:table-cell table:style-name="Таблица6.B2" office:value-type="string">
            <text:p text:style-name="P40">[SP+2]</text:p>
          </table:table-cell>
          <table:table-cell table:style-name="Таблица6.C2" office:value-type="string">
            <text:p text:style-name="Table_20_Contents">Множитель, <text:span text:style-name="T33">тип int</text:span></text:p>
          </table:table-cell>
        </table:table-row>
        <table:table-row table:style-name="TableLine94487345132800">
          <table:table-cell table:style-name="Таблица6.B2" table:number-rows-spanned="2" office:value-type="string">
            <text:p text:style-name="P40">Вывод</text:p>
          </table:table-cell>
          <table:table-cell table:style-name="Таблица6.B2" office:value-type="string">
            <text:p text:style-name="P40">[SP+4]</text:p>
          </table:table-cell>
          <table:table-cell table:style-name="Таблица6.C2" table:number-rows-spanned="2" office:value-type="string">
            <text:p text:style-name="P40">Младшее слово произведения, int</text:p>
          </table:table-cell>
        </table:table-row>
        <table:table-row table:style-name="TableLine94487345134080">
          <table:covered-table-cell/>
          <table:table-cell table:style-name="Таблица6.B2" office:value-type="string">
            <text:p text:style-name="P40">[SP+2]</text:p>
          </table:table-cell>
          <table:covered-table-cell/>
        </table:table-row>
      </table:table>
      <text:h text:style-name="Heading_20_10" text:outline-level="10">CMP16</text:h>
      <text:p text:style-name="P9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487345136512">
          <table:table-cell table:style-name="Таблица7.A1" table:number-rows-spanned="2" office:value-type="string">
            <text:p text:style-name="P40">Ввод</text:p>
          </table:table-cell>
          <table:table-cell table:style-name="Таблица7.A1" office:value-type="string">
            <text:p text:style-name="P40">[SP+4]</text:p>
          </table:table-cell>
          <table:table-cell table:style-name="Таблица7.C1" office:value-type="string">
            <text:p text:style-name="Table_20_Contents">Вычитаемое, <text:span text:style-name="T33">int</text:span></text:p>
          </table:table-cell>
        </table:table-row>
        <table:table-row table:style-name="TableLine94487345153488">
          <table:covered-table-cell/>
          <table:table-cell table:style-name="Таблица7.B2" office:value-type="string">
            <text:p text:style-name="P40">[SP+2]</text:p>
          </table:table-cell>
          <table:table-cell table:style-name="Таблица7.C2" office:value-type="string">
            <text:p text:style-name="Table_20_Contents">Уменьшаемое, <text:span text:style-name="T33">int</text:span></text:p>
          </table:table-cell>
        </table:table-row>
        <table:table-row table:style-name="Таблица7.3">
          <table:table-cell table:style-name="Таблица7.B2" table:number-rows-spanned="2" office:value-type="string">
            <text:p text:style-name="P40">Вывод</text:p>
          </table:table-cell>
          <table:table-cell table:style-name="Таблица7.B2" office:value-type="string">
            <text:p text:style-name="P40">[SP+4]</text:p>
          </table:table-cell>
          <table:table-cell table:style-name="Таблица7.C2" table:number-rows-spanned="2" office:value-type="string">
            <text:p text:style-name="P41">Слово PSW с установленными флагами:</text:p>
            <text:p text:style-name="Table_20_Contents">Z=1 - <text:span text:style-name="T34">У</text:span>==<text:span text:style-name="T34">В</text:span></text:p>
            <text:p text:style-name="Table_20_Contents">Z=0 - <text:span text:style-name="T34">У</text:span>!=<text:span text:style-name="T34">В</text:span></text:p>
            <text:p text:style-name="Table_20_Contents">С<text:span text:style-name="T34">Y</text:span>=1 - <text:span text:style-name="T34">У</text:span>&lt;<text:span text:style-name="T34">В</text:span> <text:s text:c="2"/>для чисел без знаков</text:p>
            <text:p text:style-name="Table_20_Contents">C<text:span text:style-name="T34">Y</text:span>=0 - <text:span text:style-name="T34">У</text:span>&gt;=<text:span text:style-name="T34">В</text:span></text:p>
            <text:p text:style-name="Table_20_Contents">S=1 - <text:span text:style-name="T34">У</text:span>&lt;<text:span text:style-name="T34">В</text:span> <text:s text:c="2"/>для чисел со знаками</text:p>
            <text:p text:style-name="Table_20_Contents">S=0 - <text:span text:style-name="T34">У</text:span>&gt;=<text:span text:style-name="T34">В</text:span></text:p>
          </table:table-cell>
        </table:table-row>
        <table:table-row table:style-name="TableLine94487345156640">
          <table:covered-table-cell/>
          <table:table-cell table:style-name="Таблица7.B2" office:value-type="string">
            <text:p text:style-name="P40">[SP+2]</text:p>
          </table:table-cell>
          <table:covered-table-cell/>
        </table:table-row>
      </table:table>
      <text:h text:style-name="Heading_20_10" text:outline-level="10">ABS</text:h>
      <text:p text:style-name="P10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487345143344">
          <table:table-cell table:style-name="Таблица8.A1" office:value-type="string">
            <text:p text:style-name="P42">Ввод</text:p>
          </table:table-cell>
          <table:table-cell table:style-name="Таблица8.A1" office:value-type="string">
            <text:p text:style-name="P42">[SP+2]</text:p>
          </table:table-cell>
          <table:table-cell table:style-name="Таблица8.C1" office:value-type="string">
            <text:p text:style-name="P42">Исходное число, int</text:p>
          </table:table-cell>
        </table:table-row>
        <table:table-row table:style-name="TableLine94487345166800">
          <table:table-cell table:style-name="Таблица8.A2" office:value-type="string">
            <text:p text:style-name="P42">Вывод</text:p>
          </table:table-cell>
          <table:table-cell table:style-name="Таблица8.A2" office:value-type="string">
            <text:p text:style-name="P42">[SP+2]</text:p>
          </table:table-cell>
          <table:table-cell table:style-name="Таблица8.C2" office:value-type="string">
            <text:p text:style-name="P42">Модуль числа, word</text:p>
          </table:table-cell>
        </table:table-row>
      </table:table>
      <text:h text:style-name="Heading_20_10" text:outline-level="10">DOPHL</text:h>
      <text:p text:style-name="P10">Функция производит дополнение <text:span text:style-name="T35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487345168992">
          <table:table-cell table:style-name="Таблица9.A1" office:value-type="string">
            <text:p text:style-name="P42">Ввод</text:p>
          </table:table-cell>
          <table:table-cell table:style-name="Таблица9.A1" office:value-type="string">
            <text:p text:style-name="P42">[SP+2]</text:p>
          </table:table-cell>
          <table:table-cell table:style-name="Таблица9.C1" office:value-type="string">
            <text:p text:style-name="P42">Исходное число, int</text:p>
          </table:table-cell>
        </table:table-row>
        <table:table-row table:style-name="TableLine94487345177408">
          <table:table-cell table:style-name="Таблица9.A2" office:value-type="string">
            <text:p text:style-name="P42">Вывод</text:p>
          </table:table-cell>
          <table:table-cell table:style-name="Таблица9.A2" office:value-type="string">
            <text:p text:style-name="P42">[SP+2]</text:p>
          </table:table-cell>
          <table:table-cell table:style-name="Таблица9.C2" office:value-type="string">
            <text:p text:style-name="P42">Модуль числа, word</text:p>
          </table:table-cell>
        </table:table-row>
      </table:table>
      <text:h text:style-name="P54" text:outline-level="1">GRLIB</text:h>
      <text:h text:style-name="Heading_20_3" text:outline-level="3">Описание функций</text:h>
      <text:h text:style-name="Heading_20_10" text:outline-level="10">GR_RESOLUTION <text:span text:style-name="T14">(GR_RES)</text:span></text:h>
      <text:p text:style-name="P2">Функция производит установку разрешения экрана.</text:p>
      <text:h text:style-name="Heading_20_10" text:outline-level="10">GR_START_BUF_ADDR <text:span text:style-name="T14">(GR_SBA)</text:span></text:h>
      <text:p text:style-name="P2">Установка начального адреса видеобуфера</text:p>
      <text:h text:style-name="Heading_20_10" text:outline-level="10">GR_BORDER <text:span text:style-name="T14">(GR_BRD)</text:span></text:h>
      <text:p text:style-name="P2">Установка границ отображаемой картинки на экране.</text:p>
      <text:h text:style-name="Heading_20_10" text:outline-level="10">GR_INTERSECTION_STYLE <text:span text:style-name="T14">(GR_IS)</text:span></text:h>
      <text:p text:style-name="P2">Установка стиля пересечений.</text:p>
      <text:h text:style-name="Heading_20_10" text:outline-level="10">GR_FONT</text:h>
      <text:p text:style-name="P2">Установка таблицы шрифтов.</text:p>
      <text:h text:style-name="Heading_20_10" text:outline-level="10">GR_SYM_PARAMETERS (GR_SP)</text:h>
      <text:p text:style-name="P2">Установка параметров выводимых символов.</text:p>
      <text:h text:style-name="Heading_20_10" text:outline-level="10">GR_GAP</text:h>
      <text:p text:style-name="P2">Установка расстояния между символами.</text:p>
      <text:h text:style-name="Heading_20_10" text:outline-level="10">GR_DOT</text:h>
      <text:p text:style-name="P2">Рисование точки.</text:p>
      <text:h text:style-name="Heading_20_10" text:outline-level="10">GR_WRSYM</text:h>
      <text:p text:style-name="P2">Рисование одного символа.</text:p>
      <text:h text:style-name="Heading_20_10" text:outline-level="10">GR_STOPT</text:h>
      <text:p text:style-name="P2">Рисование строки пропорционального текста.</text:p>
      <text:h text:style-name="Heading_20_10" text:outline-level="10">GR_STMONO (GR_STMN)</text:h>
      <text:p text:style-name="P2">Рисование строки моноширинного текста.</text:p>
      <text:h text:style-name="Heading_20_10" text:outline-level="10">GR_LINE</text:h>
      <text:p text:style-name="P2">Рисование прямых линий.</text:p>
      <text:h text:style-name="Heading_20_10" text:outline-level="10">GR_CIRCLE (GR_CIR)</text:h>
      <text:p text:style-name="P2">Рисование окружностей.</text:p>
      <text:h text:style-name="Heading_20_10" text:outline-level="10">GR_FRAME</text:h>
      <text:p text:style-name="P2">Рисование (скругленных) прямоугольников.</text:p>
      <text:h text:style-name="P55" text:outline-level="1">W25_DRV</text:h>
      <text:h text:style-name="P55" text:outline-level="1">BFAT</text:h>
      <text:p text:style-name="P3">Недо-файловая система BFAT разработана для работы с ПЗУ 25-й серии. <text:span text:style-name="T19">Она представляет из себя недоразвитый аналог FAT16.</text:span></text:p>
      <text:p text:style-name="P4">Микросхемы ПЗУ 25-й серии имеют размер сектора 4кБ, BFAT использует такой же размер кластера.</text:p>
      <text:p text:style-name="P7"><text:span text:style-name="T15">Файловая система работает с 16-битными указателями на кластер. </text:span><text:span text:style-name="T9">У</text:span><text:span text:style-name="T16">читывая, что один указатель занимает 2 байта, а длина кластера – 4096, максимальное количество адресуемых кластеров – </text:span><text:span text:style-name="T19">65536</text:span><text:span text:style-name="T16">, что составляет </text:span><text:span text:style-name="T19">256</text:span><text:span text:style-name="T16">МБ.</text:span></text:p>
      <text:h text:style-name="Heading_20_3" text:outline-level="3">Структура директории</text:h>
      <text:p text:style-name="P5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487345179728">
          <table:table-cell table:style-name="Таблица1.A1" office:value-type="string">
            <text:p text:style-name="P29">0-7</text:p>
          </table:table-cell>
          <table:table-cell table:style-name="Таблица1.A1" office:value-type="string">
            <text:p text:style-name="P29">8-10</text:p>
          </table:table-cell>
          <table:table-cell table:style-name="Таблица1.A1" office:value-type="string">
            <text:p text:style-name="P29">11</text:p>
          </table:table-cell>
          <table:table-cell table:style-name="Таблица1.A1" office:value-type="string">
            <text:p text:style-name="P29">12-21</text:p>
          </table:table-cell>
          <table:table-cell table:style-name="Таблица1.A1" office:value-type="string">
            <text:p text:style-name="P29">22-25</text:p>
          </table:table-cell>
          <table:table-cell table:style-name="Таблица1.A1" office:value-type="string">
            <text:p text:style-name="P29">26-27</text:p>
          </table:table-cell>
          <table:table-cell table:style-name="Таблица1.G1" office:value-type="string">
            <text:p text:style-name="P29">28-31</text:p>
          </table:table-cell>
        </table:table-row>
        <table:table-row table:style-name="TableLine94487345238256">
          <table:table-cell table:style-name="Таблица1.A2" office:value-type="string">
            <text:p text:style-name="P29">Имя файла</text:p>
          </table:table-cell>
          <table:table-cell table:style-name="Таблица1.A2" office:value-type="string">
            <text:p text:style-name="P29">Расширение</text:p>
          </table:table-cell>
          <table:table-cell table:style-name="Таблица1.A2" office:value-type="string">
            <text:p text:style-name="P29">Статус</text:p>
          </table:table-cell>
          <table:table-cell table:style-name="Таблица1.A2" office:value-type="string">
            <text:p text:style-name="P29">Зарезервировано <text:span text:style-name="T18">(всегда $FF)</text:span></text:p>
          </table:table-cell>
          <table:table-cell table:style-name="Таблица1.A2" office:value-type="string">
            <text:p text:style-name="P29">Зарезервировано <text:span text:style-name="T18">(всегда $00)</text:span></text:p>
          </table:table-cell>
          <table:table-cell table:style-name="Таблица1.A2" office:value-type="string">
            <text:p text:style-name="P29">Первый кластер на диске</text:p>
          </table:table-cell>
          <table:table-cell table:style-name="Таблица1.G2" office:value-type="string">
            <text:p text:style-name="P29">Длина</text:p>
          </table:table-cell>
        </table:table-row>
      </table:table>
      <text:p text:style-name="P49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51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487345244208">
          <table:table-cell table:style-name="Таблица2.A1" office:value-type="string">
            <text:p text:style-name="P30">Бит</text:p>
          </table:table-cell>
          <table:table-cell table:style-name="Таблица2.B1" office:value-type="string">
            <text:p text:style-name="P31">Назначение</text:p>
          </table:table-cell>
        </table:table-row>
        <table:table-row table:style-name="TableLine94487345260656">
          <table:table-cell table:style-name="Таблица2.A2" office:value-type="string">
            <text:p text:style-name="P28">7</text:p>
          </table:table-cell>
          <table:table-cell table:style-name="Таблица2.B2" office:value-type="string">
            <text:p text:style-name="P27">Зарезервировано</text:p>
          </table:table-cell>
        </table:table-row>
        <table:table-row table:style-name="TableLine94487345262192">
          <table:table-cell table:style-name="Таблица2.A2" office:value-type="string">
            <text:p text:style-name="P28">6</text:p>
          </table:table-cell>
          <table:table-cell table:style-name="Таблица2.B2" office:value-type="string">
            <text:p text:style-name="P27">Зарезервировано</text:p>
          </table:table-cell>
        </table:table-row>
        <table:table-row table:style-name="TableLine94487345262832">
          <table:table-cell table:style-name="Таблица2.A2" office:value-type="string">
            <text:p text:style-name="P28">5</text:p>
          </table:table-cell>
          <table:table-cell table:style-name="Таблица2.B2" office:value-type="string">
            <text:p text:style-name="P27">Файл/каталог архивирован</text:p>
          </table:table-cell>
        </table:table-row>
        <table:table-row table:style-name="TableLine94487345263632">
          <table:table-cell table:style-name="Таблица2.A2" office:value-type="string">
            <text:p text:style-name="P28">4</text:p>
          </table:table-cell>
          <table:table-cell table:style-name="Таблица2.B2" office:value-type="string">
            <text:p text:style-name="P27">Это каталог</text:p>
          </table:table-cell>
        </table:table-row>
        <table:table-row table:style-name="TableLine94487345264432">
          <table:table-cell table:style-name="Таблица2.A2" office:value-type="string">
            <text:p text:style-name="P28">3</text:p>
          </table:table-cell>
          <table:table-cell table:style-name="Таблица2.B2" office:value-type="string">
            <text:p text:style-name="P27">Зарезервировано</text:p>
          </table:table-cell>
        </table:table-row>
        <table:table-row table:style-name="TableLine94487345265184">
          <table:table-cell table:style-name="Таблица2.A2" office:value-type="string">
            <text:p text:style-name="P28">2</text:p>
          </table:table-cell>
          <table:table-cell table:style-name="Таблица2.B2" office:value-type="string">
            <text:p text:style-name="P27">Системный файл/каталог</text:p>
          </table:table-cell>
        </table:table-row>
        <table:table-row table:style-name="TableLine94487345265984">
          <table:table-cell table:style-name="Таблица2.A2" office:value-type="string">
            <text:p text:style-name="P28">1</text:p>
          </table:table-cell>
          <table:table-cell table:style-name="Таблица2.B2" office:value-type="string">
            <text:p text:style-name="P27">Скрытый (hidden) файл/каталог</text:p>
          </table:table-cell>
        </table:table-row>
        <table:table-row table:style-name="TableLine94487345266784">
          <table:table-cell table:style-name="Таблица2.A2" office:value-type="string">
            <text:p text:style-name="P28">0</text:p>
          </table:table-cell>
          <table:table-cell table:style-name="Таблица2.B2" office:value-type="string">
            <text:p text:style-name="P27">Файл/каталог только для чтения</text:p>
          </table:table-cell>
        </table:table-row>
      </table:table>
      <text:p text:style-name="P50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4"><text:soft-page-break/></text:p>
      <text:h text:style-name="Heading_20_3" text:outline-level="3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487344972080">
          <table:table-cell table:style-name="Таблица10.A1" office:value-type="string">
            <text:p text:style-name="P43">Название переменной</text:p>
          </table:table-cell>
          <table:table-cell table:style-name="Таблица10.A1" office:value-type="string">
            <text:p text:style-name="P43">Тип</text:p>
          </table:table-cell>
          <table:table-cell table:style-name="Таблица10.C1" office:value-type="string">
            <text:p text:style-name="P43">Описание</text:p>
          </table:table-cell>
        </table:table-row>
        <table:table-row table:style-name="TableLine94487345197136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487345205120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487345211536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7">текущего</text:span> файла/каталога</text:p>
          </table:table-cell>
        </table:table-row>
        <table:table-row table:style-name="TableLine94487345215200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487345210784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17">char[11]</text:p>
          </table:table-cell>
          <table:table-cell table:style-name="Таблица10.C2" office:value-type="string">
            <text:p text:style-name="P17"><text:span text:style-name="T36">М</text:span><text:span text:style-name="T37">ассив </text:span>длины 11<text:span text:style-name="T37">.</text:span> Требуется для работы функци<text:span text:style-name="T37">й FAT_FBP и FAT_FBRP.</text:span></text:p>
          </table:table-cell>
        </table:table-row>
      </table:table>
      <text:h text:style-name="Heading_20_3" text:outline-level="3">Описание функций</text:h>
      <text:h text:style-name="Heading_20_10" text:outline-level="10">FAT_DISK_INIT (FAT_DI)</text:h>
      <text:p text:style-name="P11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487345271376">
          <table:table-cell table:style-name="Таблица11.A1" office:value-type="string">
            <text:p text:style-name="P47">Ввод</text:p>
          </table:table-cell>
          <table:table-cell table:style-name="Таблица11.B1" office:value-type="string">
            <text:p text:style-name="P47">Нет</text:p>
          </table:table-cell>
        </table:table-row>
        <table:table-row table:style-name="TableLine94487345295680">
          <table:table-cell table:style-name="Таблица11.A2" office:value-type="string">
            <text:p text:style-name="P47">Вывод</text:p>
          </table:table-cell>
          <table:table-cell table:style-name="Таблица11.B2" office:value-type="string">
            <text:p text:style-name="P47">Нет</text:p>
          </table:table-cell>
        </table:table-row>
        <table:table-row table:style-name="TableLine94487345297216">
          <table:table-cell table:style-name="Таблица11.A2" office:value-type="string">
            <text:p text:style-name="P47">Используемые регистры</text:p>
          </table:table-cell>
          <table:table-cell table:style-name="Таблица11.B2" office:value-type="string">
            <text:p text:style-name="P47">Все</text:p>
          </table:table-cell>
        </table:table-row>
        <table:table-row table:style-name="TableLine94487345297856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487345298656">
          <table:table-cell table:style-name="Таблица11.A2" table:number-rows-spanned="2" office:value-type="string">
            <text:p text:style-name="P47">Используемые функции</text:p>
          </table:table-cell>
          <table:table-cell table:style-name="Таблица11.B2" office:value-type="string">
            <text:p text:style-name="P47">W25_SET_BASE_ADDRESS (W25)</text:p>
          </table:table-cell>
        </table:table-row>
        <table:table-row table:style-name="TableLine94487345299456">
          <table:covered-table-cell/>
          <table:table-cell table:style-name="Таблица11.B2" office:value-type="string">
            <text:p text:style-name="P47">W25_SET_SS_BIT (W25)</text:p>
          </table:table-cell>
        </table:table-row>
      </table:table>
      <text:h text:style-name="Heading_20_10" text:outline-level="10">FAT_SET_POINTER_TO_ROOT (FAT_SPR)</text:h>
      <text:p text:style-name="P12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487345302304">
          <table:table-cell table:style-name="Таблица12.A1" office:value-type="string">
            <text:p text:style-name="P47">Ввод</text:p>
          </table:table-cell>
          <table:table-cell table:style-name="Таблица12.B1" office:value-type="string">
            <text:p text:style-name="P47">Нет</text:p>
          </table:table-cell>
        </table:table-row>
        <table:table-row table:style-name="TableLine94487345309856">
          <table:table-cell table:style-name="Таблица12.A2" office:value-type="string">
            <text:p text:style-name="P47">Вывод</text:p>
          </table:table-cell>
          <table:table-cell table:style-name="Таблица12.B2" office:value-type="string">
            <text:p text:style-name="P47">Нет</text:p>
          </table:table-cell>
        </table:table-row>
        <table:table-row table:style-name="TableLine94487345311392">
          <table:table-cell table:style-name="Таблица12.A2" office:value-type="string">
            <text:p text:style-name="P47">Используемые регистры</text:p>
          </table:table-cell>
          <table:table-cell table:style-name="Таблица12.B2" office:value-type="string">
            <text:p text:style-name="P47">H, L</text:p>
          </table:table-cell>
        </table:table-row>
        <table:table-row table:style-name="TableLine94487345312032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47">SYSCELL_FAT_POINTER</text:p>
          </table:table-cell>
        </table:table-row>
      </table:table>
      <text:h text:style-name="Heading_20_10" text:outline-level="10">FAT_FIND_NEXT_CLUSTER (FAT_FNC)</text:h>
      <text:p text:style-name="P6"><text:span text:style-name="T21">Функция осуществляет поиск </text:span><text:span text:style-name="T1">номера следующего кластера файла или субдиректории.</text:span><text:span text:style-name="T2"> </text:span><text:span text:style-name="T10">Т</text:span><text:span text:style-name="T2">аблица FAT имеет фиксированное положение на диске – номер 1 </text:span><text:span text:style-name="T20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22">первого кластера FAT</text:span><text:span text:style-name="T2"> фиксировано.</text:span></text:p>
      <text:h text:style-name="P57" text:outline-level="10"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 table:style-name="TableLine94487345300608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487345341856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487345343360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487345344512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487345346000">
          <table:covered-table-cell/>
          <table:table-cell table:style-name="Таблица13.B2" office:value-type="string">
            <text:p text:style-name="P48">CY</text:p>
          </table:table-cell>
          <table:table-cell table:style-name="Таблица13.C2" office:value-type="string">
            <text:p text:style-name="Table_20_Contents"><text:span text:style-name="T38">Е</text:span>сли равен 0, то успешно, если 1 – файл/субдиректорию не удалось найти</text:p>
          </table:table-cell>
        </table:table-row>
        <table:table-row table:style-name="TableLine94487345347584">
          <table:table-cell table:style-name="Таблица13.B2" office:value-type="string">
            <text:p text:style-name="P48">Используемые регистры</text:p>
          </table:table-cell>
          <table:table-cell table:style-name="Таблица13.C2" table:number-columns-spanned="2" office:value-type="string">
            <text:p text:style-name="P48">Все</text:p>
          </table:table-cell>
          <table:covered-table-cell/>
        </table:table-row>
        <table:table-row table:style-name="TableLine94487345348992">
          <table:table-cell table:style-name="Таблица13.B2" table:number-rows-spanned="3" office:value-type="string">
            <text:p text:style-name="P48">Используемая память</text:p>
          </table:table-cell>
          <table:table-cell table:style-name="Таблица13.C2" table:number-columns-spanned="2" office:value-type="string">
            <text:p text:style-name="P48">Массив DISKBUF длины $1000</text:p>
          </table:table-cell>
          <table:covered-table-cell/>
        </table:table-row>
        <table:table-row table:style-name="TableLine94487345349792">
          <table:covered-table-cell/>
          <table:table-cell table:style-name="Таблица13.C2" table:number-columns-spanned="2" office:value-type="string">
            <text:p text:style-name="P48">SYSCELL_FAT_SF_STATUS (byte)</text:p>
          </table:table-cell>
          <table:covered-table-cell/>
        </table:table-row>
        <table:table-row table:style-name="TableLine94487345351136">
          <table:covered-table-cell/>
          <table:table-cell table:style-name="Таблица13.C2" table:number-columns-spanned="2" office:value-type="string">
            <text:p text:style-name="P48">SYSCELL_FAT_SF_LEN (uint32_t)</text:p>
          </table:table-cell>
          <table:covered-table-cell/>
        </table:table-row>
        <table:table-row table:style-name="TableLine94487345352400">
          <table:table-cell table:style-name="Таблица13.B2" table:number-rows-spanned="5" office:value-type="string">
            <text:p text:style-name="P48">Используемые функции</text:p>
          </table:table-cell>
          <table:table-cell table:style-name="Таблица13.C2" table:number-columns-spanned="2" office:value-type="string">
            <text:p text:style-name="P48">CMP16 (Standart Arithmetic)</text:p>
          </table:table-cell>
          <table:covered-table-cell/>
        </table:table-row>
        <table:table-row table:style-name="TableLine94487345353200">
          <table:covered-table-cell/>
          <table:table-cell table:style-name="Таблица13.C2" table:number-columns-spanned="2" office:value-type="string">
            <text:p text:style-name="P48">COPCOUNT (AFS4)</text:p>
          </table:table-cell>
          <table:covered-table-cell/>
        </table:table-row>
        <table:table-row table:style-name="TableLine94487345354544">
          <table:covered-table-cell/>
          <table:table-cell table:style-name="Таблица13.C2" table:number-columns-spanned="2" office:value-type="string">
            <text:p text:style-name="P48">STRCMP (AFS4)</text:p>
          </table:table-cell>
          <table:covered-table-cell/>
        </table:table-row>
        <table:table-row table:style-name="TableLine94487345355888">
          <table:covered-table-cell/>
          <table:table-cell table:style-name="Таблица13.C2" table:number-columns-spanned="2" office:value-type="string">
            <text:p text:style-name="P48">W25_CLUSTER_READ (W25)</text:p>
          </table:table-cell>
          <table:covered-table-cell/>
        </table:table-row>
        <table:table-row table:style-name="TableLine94487345357232">
          <table:covered-table-cell/>
          <table:table-cell table:style-name="Таблица13.C2" table:number-columns-spanned="2" office:value-type="string">
            <text:p text:style-name="P48">FAT_FNC (BFAT)</text:p>
          </table:table-cell>
          <table:covered-table-cell/>
        </table:table-row>
      </table:table>
      <text:h text:style-name="P58" text:outline-level="10"><text:span text:style-name="T1">FAT_FIND_BY_PATH (FAT_FBP) </text:span><text:span text:style-name="T28">&amp; </text:span>FAT_FIND_BY_RELATIVE_PATH (FAT_FBRP)</text:h>
      <text:p text:style-name="P65">Функция осуществляет поиск указателя на первый кластер файла по строке-пути. <text:span text:style-name="T13">Функцией FAT_FBP поиск осуществляется с root-директории. Для функции FAT_FBRP начальная директория задается переменной </text:span><text:span text:style-name="T7">SYSCELL_FAT_POINTER.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487388804704">
          <table:table-cell table:style-name="Таблица14.A1" table:number-rows-spanned="2" office:value-type="string">
            <text:p text:style-name="P59">Ввод</text:p>
          </table:table-cell>
          <table:table-cell table:style-name="Таблица14.A1" office:value-type="string">
            <text:p text:style-name="P59">[SP+2]</text:p>
          </table:table-cell>
          <table:table-cell table:style-name="Таблица14.C1" office:value-type="string">
            <text:p text:style-name="P59">Указатель на строку-путь файла</text:p>
          </table:table-cell>
        </table:table-row>
        <table:table-row table:style-name="TableLine94487388804704">
          <table:covered-table-cell/>
          <table:table-cell table:style-name="Таблица14.B2" office:value-type="string">
            <text:p text:style-name="Table_20_Contents">SYSCELL_FAT_POINTER <text:span text:style-name="T39">(word)</text:span></text:p>
          </table:table-cell>
          <table:table-cell table:style-name="Таблица14.C2" office:value-type="string">
            <text:p text:style-name="Table_20_Contents">указатель на каталог, в котором начнется поиск (только для FAT_FBRP)</text:p>
          </table:table-cell>
        </table:table-row>
        <table:table-row table:style-name="TableLine94487388804704">
          <table:table-cell table:style-name="Таблица14.B2" table:number-rows-spanned="2" office:value-type="string">
            <text:p text:style-name="P59">Вывод</text:p>
          </table:table-cell>
          <table:table-cell table:style-name="Таблица14.B2" office:value-type="string">
            <text:p text:style-name="Table_20_Contents">[SP+2]</text:p>
          </table:table-cell>
          <table:table-cell table:style-name="Таблица14.C2" office:value-type="string">
            <text:p text:style-name="P17"><text:span text:style-name="T42">Старший байт – статус. Если равен 0, то </text:span><text:span text:style-name="T43">указатель найден. Если 1, то ошибка формата пути. Если 2, то ошибка пути.</text:span></text:p>
          </table:table-cell>
        </table:table-row>
        <table:table-row table:style-name="TableLine94487388804704">
          <table:covered-table-cell/>
          <table:table-cell table:style-name="Таблица14.B2" office:value-type="string">
            <text:p text:style-name="Table_20_Contents">SYSCELL_FAT_POINTER (word)</text:p>
          </table:table-cell>
          <table:table-cell table:style-name="Таблица14.C2" office:value-type="string">
            <text:p text:style-name="Table_20_Contents"><text:span text:style-name="T44">У</text:span>казатель на найденный файл/каталог</text:p>
          </table:table-cell>
        </table:table-row>
        <table:table-row table:style-name="TableLine94487388804704">
          <table:table-cell table:style-name="Таблица14.B2" office:value-type="string">
            <text:p text:style-name="P62">Используемые регистры</text:p>
          </table:table-cell>
          <table:table-cell table:style-name="Таблица14.C2" table:number-columns-spanned="2" office:value-type="string">
            <text:p text:style-name="P62">Все</text:p>
          </table:table-cell>
          <table:covered-table-cell/>
        </table:table-row>
        <table:table-row table:style-name="TableLine94487388804704">
          <table:table-cell table:style-name="Таблица14.B2" table:number-rows-spanned="4" office:value-type="string">
            <text:p text:style-name="P61">Используемая память</text:p>
          </table:table-cell>
          <table:table-cell table:style-name="Таблица14.C2" table:number-columns-spanned="2" office:value-type="string">
            <text:list xml:id="list2334124633" text:style-name="L1">
              <text:list-header>
                <text:p text:style-name="P64">Массив DISKBUF длины $1000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p text:style-name="P17">SYSCELL_FAT_SF_STATUS (byte)</text:p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p text:style-name="P17">SYSCELL_FAT_SF_LEN (uint32_t)</text:p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p text:style-name="P17"><text:span text:style-name="T13">М</text:span>ассив SYSCELL_FBP11 длины 11</text:p>
          </table:table-cell>
          <table:covered-table-cell/>
        </table:table-row>
        <table:table-row table:style-name="TableLine94487388804704">
          <table:table-cell table:style-name="Таблица14.B2" table:number-rows-spanned="8" office:value-type="string">
            <text:p text:style-name="P62">Используемые функции</text:p>
          </table:table-cell>
          <table:table-cell table:style-name="Таблица14.C2" table:number-columns-spanned="2" office:value-type="string">
            <text:list xml:id="list34617759605596" text:continue-numbering="true" text:style-name="L1">
              <text:list-header>
                <text:p text:style-name="P63">CMP16 (StandartArithmetic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7663302092" text:continue-numbering="true" text:style-name="L1">
              <text:list-header>
                <text:p text:style-name="P63">COPCOUNT (AFS3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6721941011" text:continue-numbering="true" text:style-name="L1">
              <text:list-header>
                <text:p text:style-name="P63">MFILL (AFS3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6292636103" text:continue-numbering="true" text:style-name="L1">
              <text:list-header>
                <text:p text:style-name="P63">STRCMP (AFS3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6476794520" text:continue-numbering="true" text:style-name="L1">
              <text:list-header>
                <text:p text:style-name="P63">DISK_CLUSTER_READ (W25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7075218504" text:continue-numbering="true" text:style-name="L1">
              <text:list-header>
                <text:p text:style-name="P63">FAT_SPR (BFAT, только для FAT_FBP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6139250330" text:continue-numbering="true" text:style-name="L1">
              <text:list-header>
                <text:p text:style-name="P63">FAT_FNC (BFAT)</text:p>
              </text:list-header>
            </text:list>
          </table:table-cell>
          <table:covered-table-cell/>
        </table:table-row>
        <table:table-row table:style-name="TableLine94487388804704">
          <table:covered-table-cell/>
          <table:table-cell table:style-name="Таблица14.C2" table:number-columns-spanned="2" office:value-type="string">
            <text:list xml:id="list34616859063277" text:continue-numbering="true" text:style-name="L1">
              <text:list-header>
                <text:p text:style-name="P63">FAT_FBN (BFAT)</text:p>
              </text:list-header>
            </text:list>
          </table:table-cell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0T03:46:15.854068515</dc:date>
    <meta:editing-duration>PT7H33M46S</meta:editing-duration>
    <meta:editing-cycles>60</meta:editing-cycles>
    <meta:generator>LibreOffice/6.4.7.2$Linux_X86_64 LibreOffice_project/40$Build-2</meta:generator>
    <meta:document-statistic meta:table-count="14" meta:image-count="1" meta:object-count="0" meta:page-count="8" meta:paragraph-count="350" meta:word-count="1189" meta:character-count="9393" meta:non-whitespace-character-count="8546"/>
  </office:meta>
</office:document-meta>
</file>